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Verdana2" svg:font-family="Verdana, sans-serif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En-tête" style:family="table" style:master-page-name="Standard">
      <style:table-properties style:width="17.501cm" style:page-number="auto" table:align="margins" style:writing-mode="lr-tb"/>
    </style:style>
    <style:style style:name="En-tête.A" style:family="table-column">
      <style:table-column-properties style:column-width="17.501cm" style:rel-column-width="65535*"/>
    </style:style>
    <style:style style:name="En-tête.A1" style:family="table-cell">
      <style:table-cell-properties fo:background-color="transparent" fo:padding="0.097cm" fo:border="none">
        <style:background-image/>
      </style:table-cell-properties>
    </style:style>
    <style:style style:name="En-tête.A2" style:family="table-cell">
      <style:table-cell-properties fo:padding="0.097cm" fo:border="none"/>
    </style:style>
    <style:style style:name="Signatures" style:family="table">
      <style:table-properties style:width="17.501cm" table:align="margins" style:writing-mode="lr-tb"/>
    </style:style>
    <style:style style:name="Signatures.A" style:family="table-column">
      <style:table-column-properties style:column-width="8.751cm" style:rel-column-width="32767*"/>
    </style:style>
    <style:style style:name="Signatures.B" style:family="table-column">
      <style:table-column-properties style:column-width="8.751cm" style:rel-column-width="32768*"/>
    </style:style>
    <style:style style:name="Signatures.1" style:family="table-row">
      <style:table-row-properties style:min-row-height="1.085cm"/>
    </style:style>
    <style:style style:name="Signatures.A1" style:family="table-cell">
      <style:table-cell-properties fo:padding="0.097cm" fo:border="none"/>
    </style:style>
    <style:style style:name="Signatures.2" style:family="table-row">
      <style:table-row-properties style:min-row-height="0.847cm"/>
    </style:style>
    <style:style style:name="PointsPublics" style:family="table">
      <style:table-properties style:width="17.501cm" table:align="margins" style:writing-mode="lr-tb"/>
    </style:style>
    <style:style style:name="PointsPublics.A" style:family="table-column">
      <style:table-column-properties style:column-width="17.501cm" style:rel-column-width="65535*"/>
    </style:style>
    <style:style style:name="PointsHuis-Clos" style:family="table">
      <style:table-properties style:width="17.501cm" table:align="margins" style:writing-mode="lr-tb"/>
    </style:style>
    <style:style style:name="PointsHuis-Clos.A" style:family="table-column">
      <style:table-column-properties style:column-width="17.501cm" style:rel-column-width="65535*"/>
    </style:style>
    <style:style style:name="PointPublic" style:family="table">
      <style:table-properties style:width="17.501cm" table:align="margins" style:writing-mode="lr-tb"/>
    </style:style>
    <style:style style:name="PointPublic.A" style:family="table-column">
      <style:table-column-properties style:column-width="17.501cm" style:rel-column-width="65535*"/>
    </style:style>
    <style:style style:name="PointHuis-Clos" style:family="table">
      <style:table-properties style:width="17.501cm" table:align="margins" style:writing-mode="lr-tb"/>
    </style:style>
    <style:style style:name="PointHuis-Clos.A" style:family="table-column">
      <style:table-column-properties style:column-width="17.501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4pt" style:text-underline-style="non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font-name="Verdana3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style:font-name="Tahoma1" fo:font-size="11pt" style:font-size-asian="11pt" style:font-size-complex="11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Heading">
      <style:text-properties fo:font-size="14pt" style:font-size-asian="14pt" style:font-size-complex="14pt"/>
    </style:style>
    <style:style style:name="P8" style:family="paragraph" style:parent-style-name="Heading">
      <style:text-properties fo:font-size="12pt" style:font-size-asian="12pt" style:font-size-complex="12pt"/>
    </style:style>
    <style:style style:name="P9" style:family="paragraph" style:parent-style-name="Heading">
      <style:text-properties fo:font-size="20pt" style:font-size-asian="20pt" style:font-size-complex="20pt"/>
    </style:style>
    <style:style style:name="P10" style:family="paragraph" style:parent-style-name="Heading">
      <style:text-properties fo:font-size="18pt" style:font-size-asian="18pt" style:font-size-complex="18pt"/>
    </style:style>
    <style:style style:name="P11" style:family="paragraph" style:parent-style-name="Heading">
      <style:text-properties style:font-name="Arial" fo:font-size="18pt" style:font-size-asian="18pt" style:font-size-complex="18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2">
      <style:text-properties style:text-underline-style="solid" style:text-underline-width="auto" style:text-underline-color="font-color"/>
    </style:style>
    <style:style style:name="P17" style:family="paragraph" style:parent-style-name="standard2">
      <style:text-properties style:font-name="Verdana3" fo:font-size="9pt" style:font-size-asian="9pt" style:font-size-complex="9pt"/>
    </style:style>
    <style:style style:name="P18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Verdana3" fo:font-size="10pt" style:font-size-asian="10pt" style:font-size-complex="10pt"/>
    </style:style>
    <style:style style:name="T2" style:family="text">
      <style:text-properties style:font-name="Verdana3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  <style:style style:name="T5" style:family="text">
      <style:text-properties style:font-name="Verdana2" fo:font-size="9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86318000" text:id="ct286318000">
          <text:insertion>
            <office:change-info>
              <dc:creator>Auteur inconnu</dc:creator>
              <dc:date>2020-05-28T11:21:00</dc:date>
            </office:change-info>
          </text:insertion>
        </text:changed-region>
        <text:changed-region xml:id="ct286317168" text:id="ct286317168">
          <text:insertion>
            <office:change-info>
              <dc:creator>Auteur inconnu</dc:creator>
              <dc:date>2020-05-28T11:24:00</dc:date>
            </office:change-info>
          </text:insertion>
        </text:changed-region>
        <text:changed-region xml:id="ct286316336" text:id="ct286316336">
          <text:insertion>
            <office:change-info>
              <dc:creator>Auteur inconnu</dc:creator>
              <dc:date>2020-05-28T12:52:00</dc:date>
            </office:change-info>
          </text:insertion>
        </text:changed-region>
        <text:changed-region xml:id="ct286318832" text:id="ct286318832">
          <text:insertion>
            <office:change-info>
              <dc:creator>Auteur inconnu</dc:creator>
              <dc:date>2020-05-28T12:55:00</dc:date>
            </office:change-info>
          </text:insertion>
        </text:changed-region>
        <text:changed-region xml:id="ct286316232" text:id="ct286316232">
          <text:insertion>
            <office:change-info>
              <dc:creator>Auteur inconnu</dc:creator>
              <dc:date>2020-05-28T12:37:00</dc:date>
            </office:change-info>
          </text:insertion>
        </text:changed-region>
        <text:changed-region xml:id="ct286317272" text:id="ct286317272">
          <text:insertion>
            <office:change-info>
              <dc:creator>Auteur inconnu</dc:creator>
              <dc:date>2020-05-28T11:54:00</dc:date>
            </office:change-info>
          </text:insertion>
        </text:changed-region>
        <text:changed-region xml:id="ct286318104" text:id="ct286318104">
          <text:insertion>
            <office:change-info>
              <dc:creator>Auteur inconnu</dc:creator>
              <dc:date>2020-05-28T11:47:00</dc:date>
            </office:change-info>
          </text:insertion>
        </text:changed-region>
        <text:changed-region xml:id="ct359307584" text:id="ct359307584">
          <text:insertion>
            <office:change-info>
              <dc:creator>Auteur inconnu</dc:creator>
              <dc:date>2020-06-04T14:23:00</dc:date>
            </office:change-info>
          </text:insertion>
        </text:changed-region>
        <text:changed-region xml:id="ct361316816" text:id="ct361316816">
          <text:insertion>
            <office:change-info>
              <dc:creator>Auteur inconnu</dc:creator>
              <dc:date>2020-06-04T14:42:00</dc:date>
            </office:change-info>
          </text:insertion>
        </text:changed-region>
        <text:changed-region xml:id="ct363722128" text:id="ct363722128">
          <text:insertion>
            <office:change-info>
              <dc:creator>Auteur inconnu</dc:creator>
              <dc:date>2020-06-04T15:39:00</dc:date>
            </office:change-info>
          </text:insertion>
        </text:changed-region>
        <text:changed-region xml:id="ct402238912" text:id="ct402238912">
          <text:insertion>
            <office:change-info>
              <dc:creator>Auteur inconnu</dc:creator>
              <dc:date>2020-06-04T15:31:00</dc:date>
            </office:change-info>
          </text:insertion>
        </text:changed-region>
        <text:changed-region xml:id="ct359311016" text:id="ct359311016">
          <text:insertion>
            <office:change-info>
              <dc:creator>Auteur inconnu</dc:creator>
              <dc:date>2020-06-04T14:30:00</dc:date>
            </office:change-info>
          </text:insertion>
        </text:changed-region>
        <text:changed-region xml:id="ct363674600" text:id="ct363674600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63676056" text:id="ct363676056">
          <text:insertion>
            <office:change-info>
              <dc:creator>Auteur inconnu</dc:creator>
              <dc:date>2020-06-04T14:53:00</dc:date>
            </office:change-info>
          </text:insertion>
        </text:changed-region>
        <text:changed-region xml:id="ct363721504" text:id="ct363721504">
          <text:insertion>
            <office:change-info>
              <dc:creator>Auteur inconnu</dc:creator>
              <dc:date>2020-06-04T15:41:00</dc:date>
            </office:change-info>
          </text:insertion>
        </text:changed-region>
        <text:changed-region xml:id="ct361333248" text:id="ct361333248">
          <text:insertion>
            <office:change-info>
              <dc:creator>Auteur inconnu</dc:creator>
              <dc:date>2020-06-04T15:18:00</dc:date>
            </office:change-info>
          </text:insertion>
        </text:changed-region>
        <text:changed-region xml:id="ct361331376" text:id="ct361331376">
          <text:insertion>
            <office:change-info>
              <dc:creator>Auteur inconnu</dc:creator>
              <dc:date>2020-06-04T15:19:00</dc:date>
            </office:change-info>
          </text:insertion>
        </text:changed-region>
        <text:changed-region xml:id="ct286317896" text:id="ct286317896">
          <text:insertion>
            <office:change-info>
              <dc:creator>Auteur inconnu</dc:creator>
              <dc:date>2020-05-28T15:44:00</dc:date>
            </office:change-info>
          </text:insertion>
        </text:changed-region>
        <text:changed-region xml:id="ct286317376" text:id="ct286317376">
          <text:insertion>
            <office:change-info>
              <dc:creator>Auteur inconnu</dc:creator>
              <dc:date>2020-05-28T15:45:00</dc:date>
            </office:change-info>
          </text:insertion>
        </text:changed-region>
        <text:changed-region xml:id="ct286318208" text:id="ct286318208">
          <text:insertion>
            <office:change-info>
              <dc:creator>Auteur inconnu</dc:creator>
              <dc:date>2020-05-28T15:50:00</dc:date>
            </office:change-info>
          </text:insertion>
        </text:changed-region>
        <text:changed-region xml:id="ct286318312" text:id="ct286318312">
          <text:insertion>
            <office:change-info>
              <dc:creator>Auteur inconnu</dc:creator>
              <dc:date>2020-05-28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n-tête" table:style-name="En-tête">
        <table:table-column table:style-name="En-tête.A"/>
        <table:table-row>
          <table:table-cell table:style-name="En-tête.A1" office:value-type="string">
            <text:p text:style-name="Heading">PROVINCE DE NAMUR<text:line-break/>VILLE D'ANDENNE</text:p>
          </table:table-cell>
        </table:table-row>
        <table:table-row>
          <table:table-cell table:style-name="En-tête.A2" office:value-type="string">
            <text:p text:style-name="P7">SEANCE DU CONSEIL COMMUNAL DU <text:change-start text:change-id="ct286318000"/>self.adapted().getDisplayableName(False, True)<text:change-end text:change-id="ct286318000"/></text:p>
          </table:table-cell>
        </table:table-row>
        <table:table-row>
          <table:table-cell table:style-name="En-tête.A2" office:value-type="string">
            <text:p text:style-name="P8"><text:change-start text:change-id="ct286317168"/>self.adapted().getMeetingNumberForPrinting()<text:change-end text:change-id="ct286317168"/><text:line-break/><text:change-start text:change-id="ct286316336"/>self.getMeetingNumberInParliamentaryTerm()<text:change-end text:change-id="ct286316336"/><text:change-start text:change-id="ct286318832"/><text:span text:style-name="T3">self.adapted().getMeetingNumberInParliamentaryTermExponentForPrinting()</text:span><text:change-end text:change-id="ct286318832"/> réunion de la législature</text:p>
          </table:table-cell>
        </table:table-row>
        <table:table-row>
          <table:table-cell table:style-name="En-tête.A2" office:value-type="string">
            <text:p text:style-name="P2"><text:span text:style-name="T1">Le Collège communal de la Ville d'ANDENNE a l'honneur de vous convoquer par la présente à la réunion du Conseil communal qui se tiendra </text:span><text:span text:style-name="T2">le </text:span><text:change-start text:change-id="ct286316232"/><text:span text:style-name="T2">self.adapted().getDisplayableName(False, False, True)</text:span><text:change-end text:change-id="ct286316232"/><text:span text:style-name="T2">, à </text:span><text:change-start text:change-id="ct286317272"/><text:span text:style-name="T2">self.toLocalizedTime(self.getStartDate(), time_only=1)</text:span><text:change-end text:change-id="ct286317272"/><text:span text:style-name="T1">, à </text:span><text:change-start text:change-id="ct286318104"/><text:span text:style-name="T1">self.getPlace()</text:span><text:change-end text:change-id="ct286318104"/></text:p>
          </table:table-cell>
        </table:table-row>
        <table:table-row>
          <table:table-cell table:style-name="En-tête.A2" office:value-type="string">
            <text:p text:style-name="P9">ORDRE DU JOUR</text:p>
          </table:table-cell>
        </table:table-row>
      </table:table>
      <text:section text:style-name="Sect1" text:name="Séance Publique">
        <text:p text:style-name="P10">SEANCE PUBLIQUE</text:p>
        <text:p text:style-name="Standard"/>
        <text:p text:style-name="Standard"/>
        <text:p text:style-name="Standard"/>
        <text:section text:style-name="Sect1" text:name="Catégorie Publique">
          <text:p text:style-name="P19"><office:annotation><dc:creator>Auteur inconnu</dc:creator><dc:date>2020-06-04T14:26:48.89</dc:date><text:p text:style-name="P21"><text:span text:style-name="T8">do section for categoryList in self.adapted().getPrintableItemsByCategory(itemUids, privacy='public')</text:span></text:p></office:annotation><text:change-start text:change-id="ct359307584"/>categoryList[1]<text:change-end text:change-id="ct359307584"/>.<text:tab/><text:change-start text:change-id="ct361316816"/>categoryList[0].Title()<text:change-end text:change-id="ct361316816"/></text:p>
          <text:p text:style-name="Standard"/>
          <table:table table:name="PointPublic" table:style-name="PointPublic">
            <table:table-column table:style-name="PointPublic.A"/>
            <table:table-row>
              <table:table-cell office:value-type="string">
                <text:p text:style-name="Table_20_Contents"><office:annotation><dc:creator>Auteur inconnu</dc:creator><dc:date>2020-06-04T15:39:27.64</dc:date><text:p text:style-name="P21"><text:span text:style-name="T8">do table if len(categoryList[2]) == 1</text:span></text:p></office:annotation><text:tab/><text:change-start text:change-id="ct363722128"/>categoryList[2][0][0].Title()<text:change-end text:change-id="ct363722128"/></text:p>
                <text:p text:style-name="Table_20_Contents"/>
              </table:table-cell>
            </table:table-row>
          </table:table>
          <table:table table:name="PointsPublics" table:style-name="PointsPublics">
            <table:table-column table:style-name="PointsPublics.A"/>
            <table:table-row>
              <table:table-cell office:value-type="string">
                <text:p text:style-name="Table_20_Contents"><office:annotation><dc:creator>Auteur inconnu</dc:creator><dc:date>2020-06-04T14:32:04.01</dc:date><text:p text:style-name="P22"><text:span text:style-name="T9">do table else</text:span></text:p></office:annotation><office:annotation><dc:creator>Auteur inconnu</dc:creator><dc:date>2020-06-04T15:27:32.93</dc:date><text:p text:style-name="P21"><text:span text:style-name="T8">do row for item in categoryList[2]</text:span></text:p></office:annotation><text:change-start text:change-id="ct402238912"/>item[1]<text:change-end text:change-id="ct402238912"/>.<text:tab/><text:change-start text:change-id="ct359311016"/>item[0].Title()<text:change-end text:change-id="ct359311016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  <text:p text:style-name="P5"/>
      </text:section>
      <text:section text:style-name="Sect1" text:name="Huis-Clos">
        <text:p text:style-name="P11">HUIS CLOS</text:p>
        <text:p text:style-name="Standard"/>
        <text:p text:style-name="Standard"/>
        <text:p text:style-name="Standard"/>
        <text:section text:style-name="Sect1" text:name="Catégorie Huis-Clos">
          <text:p text:style-name="P19"><office:annotation><dc:creator>Auteur inconnu</dc:creator><dc:date>2020-06-04T14:26:48.89</dc:date><text:p text:style-name="P21"><text:span text:style-name="T8">do section for categoryList in self.adapted().getPrintableItemsByCategory(itemUids, privacy='secret')</text:span></text:p></office:annotation><text:change-start text:change-id="ct363674600"/>categoryList[1]<text:change-end text:change-id="ct363674600"/>.<text:tab/><text:change-start text:change-id="ct363676056"/>categoryList[0].Title()<text:change-end text:change-id="ct363676056"/></text:p>
          <text:p text:style-name="Standard"/>
          <table:table table:name="PointHuis-Clos" table:style-name="PointHuis-Clos">
            <table:table-column table:style-name="PointHuis-Clos.A"/>
            <table:table-row>
              <table:table-cell office:value-type="string">
                <text:p text:style-name="Table_20_Contents"><office:annotation><dc:creator>Auteur inconnu</dc:creator><dc:date>2020-06-04T15:42:06.02</dc:date><text:p text:style-name="P21"><text:span text:style-name="T8">do table if len(categoryList[2]) == 1</text:span></text:p></office:annotation><text:tab/><text:change-start text:change-id="ct363721504"/>categoryList[2][0][0].Title()<text:change-end text:change-id="ct363721504"/></text:p>
                <text:p text:style-name="Table_20_Contents"/>
              </table:table-cell>
            </table:table-row>
          </table:table>
          <table:table table:name="PointsHuis-Clos" table:style-name="PointsHuis-Clos">
            <table:table-column table:style-name="PointsHuis-Clos.A"/>
            <table:table-row>
              <table:table-cell office:value-type="string">
                <text:p text:style-name="Table_20_Contents"><office:annotation><dc:creator>Auteur inconnu</dc:creator><dc:date>2020-06-04T14:32:04.01</dc:date><text:p text:style-name="P22"><text:span text:style-name="T9">do table else</text:span></text:p></office:annotation><office:annotation><dc:creator>Auteur inconnu</dc:creator><dc:date>2020-06-04T15:42:39.46</dc:date><text:p text:style-name="P21"><text:span text:style-name="T8">do row for item in categoryList[2]</text:span></text:p></office:annotation><text:change-start text:change-id="ct361333248"/>item[1]<text:change-end text:change-id="ct361333248"/>.<text:tab/><text:change-start text:change-id="ct361331376"/>item[0].Title()<text:change-end text:change-id="ct361331376"/></text:p>
                <text:p text:style-name="Table_20_Contents"/>
              </table:table-cell>
            </table:table-row>
          </table:table>
        </text:section>
        <text:p text:style-name="Standard"/>
        <text:p text:style-name="Standard"/>
      </text:section>
      <text:section text:style-name="Sect1" text:name="Signature">
        <text:p text:style-name="P20"/>
        <text:p text:style-name="P6">PAR LE COLLEGE,</text:p>
        <text:p text:style-name="P3"/>
        <table:table table:name="Signatures" table:style-name="Signatures">
          <table:table-column table:style-name="Signatures.A"/>
          <table:table-column table:style-name="Signatures.B"/>
          <table:table-row table:style-name="Signatures.1">
            <table:table-cell table:style-name="Signatures.A1" office:value-type="string">
              <text:p text:style-name="P15"><text:change-start text:change-id="ct286317896"/><text:span text:style-name="T6">self.adapted().getCertifiedSignatures()[2]</text:span><text:change-end text:change-id="ct286317896"/><text:span text:style-name="T7">,</text:span></text:p>
            </table:table-cell>
            <table:table-cell table:style-name="Signatures.A1" office:value-type="string">
              <text:p text:style-name="P13"><text:change-start text:change-id="ct286317376"/>self.adapted().getCertifiedSignatures()[0]<text:change-end text:change-id="ct286317376"/>,</text:p>
            </table:table-cell>
          </table:table-row>
          <table:table-row table:style-name="Signatures.2">
            <table:table-cell table:style-name="Signatures.A1" office:value-type="string">
              <text:p text:style-name="P15"/>
              <text:p text:style-name="P15"><text:soft-page-break/></text:p>
            </table:table-cell>
            <table:table-cell table:style-name="Signatures.A1" office:value-type="string">
              <text:p text:style-name="P14"/>
            </table:table-cell>
          </table:table-row>
          <table:table-row>
            <table:table-cell table:style-name="Signatures.A1" office:value-type="string">
              <text:p text:style-name="P18"><text:change-start text:change-id="ct286318208"/>self.adapted().getCertifiedSignatures()[3]<text:change-end text:change-id="ct286318208"/></text:p>
            </table:table-cell>
            <table:table-cell table:style-name="Signatures.A1" office:value-type="string">
              <text:p text:style-name="P18"><text:change-start text:change-id="ct286318312"/>self.adapted().getCertifiedSignatures()[1]<text:change-end text:change-id="ct286318312"/></text:p>
            </table:table-cell>
          </table:table-row>
        </table:table>
        <text:p text:style-name="Standard"/>
        <text:p text:style-name="Standard"><text:soft-page-break/></text:p>
      </text:section>
      <text:section text:style-name="Sect1" text:name="Nota Bene">
        <text:p text:style-name="P16"><text:span text:style-name="T5">NOTA BENE</text:span> <text:span text:style-name="T5">:</text:span></text:p>
        <text:p text:style-name="standard2"/>
        <text:p text:style-name="standard2">1.<text:tab/>Les procès-verbaux des réunions du Conseil communal des XX janvier 20XX et XX février 20XX sont ouverts à la consultation des membres du Conseil communal auprès du Secrétariat général.</text:p>
        <text:p text:style-name="standard2"/>
        <text:p text:style-name="standard2">2.<text:tab/>Conformément aux dispositions de l’article L 1122-24 du Code de la démocratie locale et de la décentralisation, toute proposition étrangère à l’ordre du jour doit être remise au Bourgmestre ou à celui qui le remplace au moins cinq jours francs avant l’assemblée; elle doit être accompagnée d’une note explicative ou de tout document propre à éclairer le Conseil communal.  Il y a lieu également de tenir compte, en la matière, des dispositions du Règlement d’ordre intérieur.</text:p>
        <text:p text:style-name="standard2"/>
        <text:p text:style-name="standard2">3.<text:tab/>Le Directeur général et la Directrice financière, ou leurs délégués, seront présents au Centre administratif le <text:span text:style-name="T4">XX janvier 20XX</text:span>, de 17h00 à 19h00, à la disposition des membres du Conseil communal relativement aux points de l’ordre du jour.</text:p>
        <text:p text:style-name="standard2"/>
        <text:p text:style-name="standard2">4.<text:tab/>Les prochaines réunions du Conseil communal sont fixées les X mars, X avril, X mai et X juin 20XX à l’ANDENNE ARENA.</text:p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Verdana2" svg:font-family="Verdana, sans-serif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fo:background-color="transparent" style:shadow="none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Verdan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line-height="100%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Verdana1" fo:font-size="16pt" fo:letter-spacing="-0.007cm" style:text-underline-style="solid" style:text-underline-width="auto" style:text-underline-color="font-color" fo:font-weight="bold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tandard2" style:family="paragraph" style:parent-style-name="Text_20_body" style:next-style-name="Standard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  <style:background-image/>
      </style:paragraph-properties>
      <style:text-properties fo:text-transform="uppercase" style:text-underline-style="none" fo:font-weight="normal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2" style:family="paragraph" style:parent-style-name="Standard" style:class="text" style:master-page-name="">
      <style:paragraph-properties fo:margin-left="1.27cm" fo:margin-right="0cm" fo:text-indent="-1.27cm" style:auto-text-indent="false" style:page-number="auto" fo:background-color="transparent">
        <style:tab-stops/>
        <style:background-image/>
      </style:paragraph-properties>
      <style:text-properties fo:font-size="9pt" fo:letter-spacing="-0.007cm" style:text-underline-style="none" fo:font-weight="normal"/>
    </style:style>
    <style:style style:name="standard4" style:family="paragraph" style:parent-style-name="standard2">
      <style:text-properties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2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>
      <style:footer>
        <text:p text:style-name="MP1"><text:page-number text:select-page="current">2</text:page-number></text:p>
      </style:footer>
    </style:master-page>
    <style:master-page style:name="matiere" style:page-layout-name="Mpm3" style:next-style-name="Standard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0-06-04T15:42:59</dc:date>
    <meta:print-date>2006-03-23T13:01:00</meta:print-date>
    <dc:language>fr-FR</dc:language>
    <meta:editing-cycles>220</meta:editing-cycles>
    <meta:editing-duration>P10DT55M31S</meta:editing-duration>
    <meta:document-statistic meta:table-count="6" meta:image-count="0" meta:object-count="0" meta:page-count="3" meta:paragraph-count="25" meta:word-count="256" meta:character-count="2019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